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2000000C86B79478FA6486AA2.png" manifest:media-type="image/png"/>
  <manifest:file-entry manifest:full-path="Pictures/10000000000002880000025DE228B6A8F605E76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14.663cm" table:align="margins"/>
    </style:style>
    <style:style style:name="Table1.A" style:family="table-column">
      <style:table-column-properties style:column-width="7.331cm" style:rel-column-width="32767*"/>
    </style:style>
    <style:style style:name="Table1.B" style:family="table-column">
      <style:table-column-properties style:column-width="7.33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2.54cm" fo:margin-right="0cm" fo:text-indent="-2.54cm" style:auto-text-indent="false">
        <style:tab-stops/>
      </style:paragraph-properties>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style:font-name="Symbol" officeooo:paragraph-rsid="002664c4"/>
    </style:style>
    <style:style style:name="P7" style:family="paragraph" style:parent-style-name="Normal">
      <style:text-properties style:font-name="Courier New" style:font-name-complex="Courier New"/>
    </style:style>
    <style:style style:name="P8" style:family="paragraph" style:parent-style-name="Normal">
      <style:text-properties style:font-name="Courier New" officeooo:paragraph-rsid="0021dbf6" style:font-name-complex="Courier New"/>
    </style:style>
    <style:style style:name="P9" style:family="paragraph" style:parent-style-name="Normal">
      <style:text-properties style:font-name="Courier New" officeooo:paragraph-rsid="004925b8" style:font-name-complex="Courier New"/>
    </style:style>
    <style:style style:name="P10" style:family="paragraph" style:parent-style-name="Normal">
      <style:text-properties style:font-name="Courier New" officeooo:rsid="004bc950" officeooo:paragraph-rsid="004bc950"/>
    </style:style>
    <style:style style:name="P11" style:family="paragraph" style:parent-style-name="Normal">
      <style:text-properties fo:language="en" fo:country="US"/>
    </style:style>
    <style:style style:name="P12" style:family="paragraph" style:parent-style-name="Normal">
      <style:text-properties officeooo:paragraph-rsid="001f9b5b"/>
    </style:style>
    <style:style style:name="P13" style:family="paragraph" style:parent-style-name="Normal">
      <style:paragraph-properties fo:text-align="end" style:justify-single-word="false"/>
      <style:text-properties officeooo:paragraph-rsid="0021dbf6"/>
    </style:style>
    <style:style style:name="P14" style:family="paragraph" style:parent-style-name="Normal">
      <style:text-properties officeooo:paragraph-rsid="0021dbf6"/>
    </style:style>
    <style:style style:name="P15" style:family="paragraph" style:parent-style-name="Normal">
      <style:paragraph-properties fo:margin-left="0cm" fo:margin-right="0cm" fo:text-indent="1.27cm" style:auto-text-indent="false"/>
      <style:text-properties officeooo:paragraph-rsid="0021dbf6"/>
    </style:style>
    <style:style style:name="P16" style:family="paragraph" style:parent-style-name="Normal">
      <style:text-properties officeooo:rsid="002345b1" officeooo:paragraph-rsid="002345b1"/>
    </style:style>
    <style:style style:name="P17" style:family="paragraph" style:parent-style-name="Normal">
      <style:text-properties officeooo:paragraph-rsid="002345b1"/>
    </style:style>
    <style:style style:name="P18" style:family="paragraph" style:parent-style-name="Normal">
      <style:text-properties officeooo:paragraph-rsid="0025d9ee"/>
    </style:style>
    <style:style style:name="P19" style:family="paragraph" style:parent-style-name="Normal">
      <style:text-properties officeooo:rsid="002621f6" officeooo:paragraph-rsid="002664c4"/>
    </style:style>
    <style:style style:name="P20" style:family="paragraph" style:parent-style-name="Normal">
      <style:text-properties officeooo:paragraph-rsid="002664c4"/>
    </style:style>
    <style:style style:name="P21" style:family="paragraph" style:parent-style-name="Normal">
      <style:text-properties officeooo:rsid="002664c4" officeooo:paragraph-rsid="002664c4"/>
    </style:style>
    <style:style style:name="P22" style:family="paragraph" style:parent-style-name="Normal">
      <style:text-properties officeooo:rsid="0029674c" officeooo:paragraph-rsid="0029674c"/>
    </style:style>
    <style:style style:name="P23" style:family="paragraph" style:parent-style-name="Normal">
      <style:text-properties officeooo:paragraph-rsid="002bbc04"/>
    </style:style>
    <style:style style:name="P24" style:family="paragraph" style:parent-style-name="Normal">
      <style:text-properties officeooo:paragraph-rsid="00314e33"/>
    </style:style>
    <style:style style:name="P25" style:family="paragraph" style:parent-style-name="Normal">
      <style:text-properties officeooo:rsid="00314e33" officeooo:paragraph-rsid="00314e33"/>
    </style:style>
    <style:style style:name="P26" style:family="paragraph" style:parent-style-name="Normal">
      <style:text-properties officeooo:paragraph-rsid="0032862a"/>
    </style:style>
    <style:style style:name="P27" style:family="paragraph" style:parent-style-name="Normal">
      <style:text-properties officeooo:paragraph-rsid="00345d5e"/>
    </style:style>
    <style:style style:name="P28" style:family="paragraph" style:parent-style-name="Normal">
      <style:text-properties officeooo:paragraph-rsid="003d6566"/>
    </style:style>
    <style:style style:name="P29" style:family="paragraph" style:parent-style-name="Normal">
      <style:text-properties officeooo:rsid="003f28c1" officeooo:paragraph-rsid="003f28c1"/>
    </style:style>
    <style:style style:name="P30" style:family="paragraph" style:parent-style-name="Normal">
      <style:text-properties officeooo:paragraph-rsid="003f314b"/>
    </style:style>
    <style:style style:name="P31" style:family="paragraph" style:parent-style-name="Normal">
      <style:text-properties officeooo:paragraph-rsid="004925b8"/>
    </style:style>
    <style:style style:name="P32" style:family="paragraph" style:parent-style-name="Normal">
      <style:text-properties officeooo:rsid="0049d3ec" officeooo:paragraph-rsid="0049d3ec"/>
    </style:style>
    <style:style style:name="P33" style:family="paragraph" style:parent-style-name="Normal">
      <style:text-properties officeooo:rsid="004a6036" officeooo:paragraph-rsid="004a6036"/>
    </style:style>
    <style:style style:name="P34" style:family="paragraph" style:parent-style-name="Normal">
      <style:text-properties officeooo:rsid="004bc950" officeooo:paragraph-rsid="004bc950"/>
    </style:style>
    <style:style style:name="P35" style:family="paragraph" style:parent-style-name="Normal">
      <style:text-properties officeooo:paragraph-rsid="004bc950"/>
    </style:style>
    <style:style style:name="P36" style:family="paragraph" style:parent-style-name="Normal">
      <style:text-properties officeooo:paragraph-rsid="004debbb"/>
    </style:style>
    <style:style style:name="P37" style:family="paragraph" style:parent-style-name="Normal">
      <style:text-properties officeooo:paragraph-rsid="005a605a"/>
    </style:style>
    <style:style style:name="P38" style:family="paragraph" style:parent-style-name="Normal">
      <style:text-properties officeooo:paragraph-rsid="005be03e"/>
    </style:style>
    <style:style style:name="P39" style:family="paragraph" style:parent-style-name="Normal">
      <style:paragraph-properties fo:margin-left="0cm" fo:margin-right="0cm" fo:text-indent="1.27cm" style:auto-text-indent="false"/>
    </style:style>
    <style:style style:name="P40" style:family="paragraph" style:parent-style-name="Normal">
      <style:paragraph-properties fo:break-before="page"/>
    </style:style>
    <style:style style:name="P41" style:family="paragraph" style:parent-style-name="TOC_20_1">
      <style:paragraph-properties>
        <style:tab-stops>
          <style:tab-stop style:position="14.663cm" style:type="right" style:leader-style="dotted" style:leader-text="."/>
        </style:tab-stops>
      </style:paragraph-properties>
    </style:style>
    <style:style style:name="P42" style:family="paragraph" style:parent-style-name="TOC_20_2">
      <style:paragraph-properties>
        <style:tab-stops>
          <style:tab-stop style:position="14.31cm" style:type="right" style:leader-style="dotted" style:leader-text="."/>
        </style:tab-stops>
      </style:paragraph-properties>
    </style:style>
    <style:style style:name="P43" style:family="paragraph" style:parent-style-name="TOC_20_3">
      <style:paragraph-properties>
        <style:tab-stops>
          <style:tab-stop style:position="13.958cm" style:type="right" style:leader-style="dotted" style:leader-text="."/>
        </style:tab-stops>
      </style:paragraph-properties>
    </style:style>
    <style:style style:name="P44"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45"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P46" style:family="paragraph" style:parent-style-name="Normal">
      <style:text-properties officeooo:paragraph-rsid="005e7f41"/>
    </style:style>
    <style:style style:name="P47" style:family="paragraph" style:parent-style-name="Normal" style:master-page-name="MPF0">
      <style:paragraph-properties style:page-number="auto" fo:break-before="page"/>
    </style:style>
    <style:style style:name="P48" style:family="paragraph" style:parent-style-name="Normal" style:list-style-name="">
      <style:paragraph-properties fo:text-align="end" style:justify-single-word="false" fo:keep-together="always" fo:hyphenation-ladder-count="no-limit"/>
      <style:text-properties officeooo:paragraph-rsid="0025d9ee" fo:hyphenate="false" loext:hyphenation-no-caps="false"/>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3">
      <style:paragraph-properties fo:break-before="page"/>
    </style:style>
    <style:style style:name="P52" style:family="paragraph" style:parent-style-name="Heading_20_3">
      <style:paragraph-properties fo:text-align="end" style:justify-single-word="false"/>
    </style:style>
    <style:style style:name="P53" style:family="paragraph" style:parent-style-name="Heading_20_3">
      <style:paragraph-properties fo:text-align="end" style:justify-single-word="false" fo:break-before="page"/>
    </style:style>
    <style:style style:name="P54" style:family="paragraph" style:parent-style-name="Heading_20_3">
      <style:paragraph-properties fo:text-align="end" style:justify-single-word="false" fo:break-before="page"/>
      <style:text-properties officeooo:paragraph-rsid="0021dbf6"/>
    </style:style>
    <style:style style:name="P55" style:family="paragraph" style:parent-style-name="Heading_20_3">
      <style:paragraph-properties fo:text-align="end" style:justify-single-word="false" fo:break-before="page"/>
      <style:text-properties officeooo:paragraph-rsid="005a605a"/>
    </style:style>
    <style:style style:name="P56" style:family="paragraph" style:parent-style-name="Heading_20_3">
      <style:paragraph-properties fo:text-align="end" style:justify-single-word="false" fo:break-before="page"/>
      <style:text-properties officeooo:paragraph-rsid="005be03e"/>
    </style:style>
    <style:style style:name="P57" style:family="paragraph" style:parent-style-name="Heading_20_3">
      <style:paragraph-properties fo:text-align="end" style:justify-single-word="false" fo:break-before="page"/>
      <style:text-properties officeooo:rsid="0025d9ee" officeooo:paragraph-rsid="0025d9ee"/>
    </style:style>
    <style:style style:name="P58" style:family="paragraph" style:parent-style-name="Heading_20_3">
      <style:paragraph-properties fo:text-align="end" style:justify-single-word="false" fo:break-before="page"/>
      <style:text-properties officeooo:rsid="00314e33" officeooo:paragraph-rsid="00314e33"/>
    </style:style>
    <style:style style:name="T1" style:family="text">
      <style:text-properties fo:color="#0000ff" loext:opacity="100%" fo:font-size="20pt" fo:font-weight="bold" style:font-size-asian="20pt" style:font-weight-asian="bold"/>
    </style:style>
    <style:style style:name="T2" style:family="text">
      <style:text-properties fo:font-weight="bold" style:font-weight-asian="bold"/>
    </style:style>
    <style:style style:name="T3" style:family="text">
      <style:text-properties style:font-name="Courier New" style:font-name-complex="Courier New"/>
    </style:style>
    <style:style style:name="T4" style:family="text">
      <style:text-properties style:font-name="Symbol"/>
    </style:style>
    <style:style style:name="T5" style:family="text">
      <style:text-properties officeooo:rsid="001f9b5b"/>
    </style:style>
    <style:style style:name="T6" style:family="text">
      <style:text-properties officeooo:rsid="0021dbf6"/>
    </style:style>
    <style:style style:name="T7" style:family="text">
      <style:text-properties officeooo:rsid="002345b1"/>
    </style:style>
    <style:style style:name="T8" style:family="text">
      <style:text-properties officeooo:rsid="00236d36"/>
    </style:style>
    <style:style style:name="T9" style:family="text">
      <style:text-properties officeooo:rsid="0025a76d"/>
    </style:style>
    <style:style style:name="T10" style:family="text">
      <style:text-properties officeooo:rsid="0025d9ee"/>
    </style:style>
    <style:style style:name="T11" style:family="text">
      <style:text-properties officeooo:rsid="002664c4"/>
    </style:style>
    <style:style style:name="T12" style:family="text">
      <style:text-properties officeooo:rsid="0029674c"/>
    </style:style>
    <style:style style:name="T13" style:family="text">
      <style:text-properties officeooo:rsid="002bbc04"/>
    </style:style>
    <style:style style:name="T14" style:family="text">
      <style:text-properties officeooo:rsid="002de070"/>
    </style:style>
    <style:style style:name="T15" style:family="text">
      <style:text-properties officeooo:rsid="00314e33"/>
    </style:style>
    <style:style style:name="T16" style:family="text">
      <style:text-properties officeooo:rsid="003b2674"/>
    </style:style>
    <style:style style:name="T17" style:family="text">
      <style:text-properties officeooo:rsid="003d6566"/>
    </style:style>
    <style:style style:name="T18" style:family="text">
      <style:text-properties officeooo:rsid="003f314b"/>
    </style:style>
    <style:style style:name="T19" style:family="text">
      <style:text-properties officeooo:rsid="0049d3ec"/>
    </style:style>
    <style:style style:name="T20" style:family="text">
      <style:text-properties officeooo:rsid="004bc950"/>
    </style:style>
    <style:style style:name="T21" style:family="text">
      <style:text-properties officeooo:rsid="004debbb"/>
    </style:style>
    <style:style style:name="T22" style:family="text">
      <style:text-properties style:font-name="Times" fo:font-size="12pt" fo:font-weight="bold" officeooo:rsid="0057a7a8" style:font-size-asian="12pt" style:font-weight-asian="bold"/>
    </style:style>
    <style:style style:name="T23" style:family="text">
      <style:text-properties style:font-name="Times" fo:font-size="12pt" officeooo:rsid="00587df6" style:font-size-asian="12pt"/>
    </style:style>
    <style:style style:name="T24" style:family="text">
      <style:text-properties style:font-name="Times" fo:font-size="12pt" officeooo:rsid="005a605a" style:font-size-asian="12pt"/>
    </style:style>
    <style:style style:name="T25" style:family="text">
      <style:text-properties style:font-name="Times" fo:font-size="12pt" officeooo:rsid="005b3503" style:font-size-asian="12pt"/>
    </style:style>
    <style:style style:name="T26" style:family="text">
      <style:text-properties style:font-name="Times" fo:font-size="12pt" officeooo:rsid="005be03e" style:font-size-asian="12pt"/>
    </style:style>
    <style:style style:name="T27" style:family="text">
      <style:text-properties style:font-name="Times" fo:font-size="12pt" officeooo:rsid="005e7f41" style:font-size-asian="12pt"/>
    </style:style>
    <style:style style:name="T28" style:family="text">
      <style:text-properties style:font-name="Times" fo:font-size="12pt" officeooo:rsid="0061df20" style:font-size-asian="12pt"/>
    </style:style>
    <style:style style:name="T29" style:family="text">
      <style:text-properties officeooo:rsid="005a605a"/>
    </style:style>
    <style:style style:name="T30" style:family="text">
      <style:text-properties officeooo:rsid="005faea3"/>
    </style:style>
    <style:style style:name="T31" style:family="text">
      <style:text-properties officeooo:rsid="0061df20"/>
    </style:style>
    <style:style style:name="T32" style:family="text">
      <style:text-properties officeooo:rsid="0062a86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Normal"/>
      <text:p text:style-name="P3"/>
      <text:p text:style-name="Normal"/>
      <text:p text:style-name="Normal"/>
      <text:p text:style-name="P2"><text:span text:style-name="Default_20_Paragraph_20_Font"><text:span text:style-name="T1">Gnuplot/C</text:span></text:span></text:p>
      <text:p text:style-name="P4"/>
      <text:p text:style-name="P4"/>
      <text:p text:style-name="P4">Reference Manual</text:p>
      <text:p text:style-name="P4"/>
      <text:p text:style-name="P4"/>
      <text:p text:style-name="P2"><text:span text:style-name="T2">Version 3.</text:span><text:span text:style-name="T22">60</text:span></text:p>
      <text:p text:style-name="P4"/>
      <text:p text:style-name="P2"><text:span text:style-name="Default_20_Paragraph_20_Font"><text:span text:style-name="T2"><text:date style:data-style-name="N10111" text:date-value="2023-06-18T12:52:23.916000192">18 June, 2023</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21"><text:bookmark text:name="_Toc461087452"/></text:p>
      <text:p text:style-name="P20"><draw:frame draw:style-name="fr2" draw:name="Picture 77" text:anchor-type="paragraph" svg:x="11.374cm" svg:y="0.796cm" svg:width="3.085cm" style:rel-width="scale" svg:height="2.937cm" style:rel-height="scale" draw:z-index="0"><draw:image xlink:href="Pictures/10000000000000D2000000C86B79478FA6486AA2.png" xlink:type="simple" xlink:show="embed" xlink:actuate="onLoad" draw:mime-type="image/png"/><svg:desc>㬞ᇩ푼h</svg:desc></draw:frame></text:p>
      <text:p text:style-name="P6"/>
      <text:p text:style-name="P6"/>
      <text:p text:style-name="P5"/>
      <text:p text:style-name="P20"><text:span text:style-name="Default_20_Paragraph_20_Font"><text:span text:style-name="T4"></text:span></text:span>20<text:span text:style-name="T23">2</text:span><text:span text:style-name="T28">3</text:span> <text:span text:style-name="T32">Delta</text:span><text:span text:style-name="T31"> Numerix</text:span></text:p>
      <text:p text:style-name="P20"><text:span text:style-name="T11">Email : </text:span><text:a xlink:type="simple" xlink:href="mailto:support@numerix-dsp.com" text:style-name="Internet_20_link" text:visited-style-name="Visited_20_Internet_20_Link"><text:span text:style-name="T11">support@numerix-dsp.com</text:span></text:a></text:p>
      <text:p text:style-name="P20"><text:span text:style-name="T11">WWW : </text:span><text:a xlink:type="simple" xlink:href="http://www.numerix-dsp.com/" text:style-name="Internet_20_link" text:visited-style-name="Visited_20_Internet_20_Link"><text:span text:style-name="T11">http://www.numerix-dsp.com</text:span></text:a></text:p>
      <text:p text:style-name="P19"/>
      <text:p text:style-name="P6"/>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1664_937965789" text:style-name="Index_20_Link" text:visited-style-name="Index_20_Link">Gnuplot/C Introduction<text:tab/>3</text:a></text:p>
          <text:p text:style-name="P41"><text:a xlink:type="simple" xlink:href="#__RefHeading___Toc1666_937965789" text:style-name="Index_20_Link" text:visited-style-name="Index_20_Link">Gnuplot/C Installation<text:tab/>4</text:a></text:p>
          <text:p text:style-name="P42"><text:a xlink:type="simple" xlink:href="#__RefHeading___Toc1668_937965789" text:style-name="Index_20_Link" text:visited-style-name="Index_20_Link">Gnuplot Installation<text:tab/>4</text:a></text:p>
          <text:p text:style-name="P43"><text:a xlink:type="simple" xlink:href="#__RefHeading___Toc1670_937965789" text:style-name="Index_20_Link" text:visited-style-name="Index_20_Link">Windows<text:tab/>4</text:a></text:p>
          <text:p text:style-name="P43"><text:a xlink:type="simple" xlink:href="#__RefHeading___Toc1672_937965789" text:style-name="Index_20_Link" text:visited-style-name="Index_20_Link">MacOS<text:tab/>4</text:a></text:p>
          <text:p text:style-name="P43"><text:a xlink:type="simple" xlink:href="#__RefHeading___Toc1674_937965789" text:style-name="Index_20_Link" text:visited-style-name="Index_20_Link">Linux<text:tab/>4</text:a></text:p>
          <text:p text:style-name="P42"><text:a xlink:type="simple" xlink:href="#__RefHeading___Toc1676_937965789" text:style-name="Index_20_Link" text:visited-style-name="Index_20_Link">Rebuilding the Library<text:tab/>5</text:a></text:p>
          <text:p text:style-name="P42"><text:a xlink:type="simple" xlink:href="#__RefHeading___Toc1678_937965789" text:style-name="Index_20_Link" text:visited-style-name="Index_20_Link">Building The Example Programs<text:tab/>5</text:a></text:p>
          <text:p text:style-name="P42"><text:a xlink:type="simple" xlink:href="#__RefHeading___Toc1680_937965789" text:style-name="Index_20_Link" text:visited-style-name="Index_20_Link">Modifying Gnuplot/C - Debug And Development<text:tab/>6</text:a></text:p>
          <text:p text:style-name="P42"><text:a xlink:type="simple" xlink:href="#__RefHeading___Toc1682_937965789" text:style-name="Index_20_Link" text:visited-style-name="Index_20_Link">Gnuplot Usability Suggestions<text:tab/>6</text:a></text:p>
          <text:p text:style-name="P43"><text:a xlink:type="simple" xlink:href="#__RefHeading___Toc2196_3135816988" text:style-name="Index_20_Link" text:visited-style-name="Index_20_Link">Gnuplot Terminal Types<text:tab/>7</text:a></text:p>
          <text:p text:style-name="P41"><text:a xlink:type="simple" xlink:href="#__RefHeading___Toc1684_937965789" text:style-name="Index_20_Link" text:visited-style-name="Index_20_Link">Gnuplot/C Function Descriptions<text:tab/>8</text:a></text:p>
          <text:p text:style-name="P43"><text:a xlink:type="simple" xlink:href="#__RefHeading___Toc1686_937965789" text:style-name="Index_20_Link" text:visited-style-name="Index_20_Link">gpc_init_2d<text:tab/>8</text:a></text:p>
          <text:p text:style-name="P43"><text:a xlink:type="simple" xlink:href="#__RefHeading___Toc1874_582994521" text:style-name="Index_20_Link" text:visited-style-name="Index_20_Link">gpc_init_2d_logscalex<text:tab/>9</text:a></text:p>
          <text:p text:style-name="P43"><text:a xlink:type="simple" xlink:href="#__RefHeading___Toc1688_937965789" text:style-name="Index_20_Link" text:visited-style-name="Index_20_Link">gpc_plot_2d<text:tab/>10</text:a></text:p>
          <text:p text:style-name="P43"><text:a xlink:type="simple" xlink:href="#__RefHeading___Toc2017_987171887" text:style-name="Index_20_Link" text:visited-style-name="Index_20_Link">gpc_init_2d_dual_plot<text:tab/>11</text:a></text:p>
          <text:p text:style-name="P43"><text:a xlink:type="simple" xlink:href="#__RefHeading___Toc1688_9379657891" text:style-name="Index_20_Link" text:visited-style-name="Index_20_Link">gpc_plot_2d_dual_plot<text:tab/>12</text:a></text:p>
          <text:p text:style-name="P43"><text:a xlink:type="simple" xlink:href="#__RefHeading___Toc1690_937965789" text:style-name="Index_20_Link" text:visited-style-name="Index_20_Link">gpc_init_xy<text:tab/>14</text:a></text:p>
          <text:p text:style-name="P43"><text:a xlink:type="simple" xlink:href="#__RefHeading___Toc1692_937965789" text:style-name="Index_20_Link" text:visited-style-name="Index_20_Link">gpc_plot_xy<text:tab/>15</text:a></text:p>
          <text:p text:style-name="P43"><text:a xlink:type="simple" xlink:href="#__RefHeading___Toc1694_937965789" text:style-name="Index_20_Link" text:visited-style-name="Index_20_Link">gpc_init_pz<text:tab/>16</text:a></text:p>
          <text:p text:style-name="P43"><text:a xlink:type="simple" xlink:href="#__RefHeading___Toc1696_937965789" text:style-name="Index_20_Link" text:visited-style-name="Index_20_Link">gpc_plot_pz<text:tab/>17</text:a></text:p>
          <text:p text:style-name="P43"><text:a xlink:type="simple" xlink:href="#__RefHeading___Toc1698_937965789" text:style-name="Index_20_Link" text:visited-style-name="Index_20_Link">gpc_init_spectrogram<text:tab/>18</text:a></text:p>
          <text:p text:style-name="P43"><text:a xlink:type="simple" xlink:href="#__RefHeading___Toc1700_937965789" text:style-name="Index_20_Link" text:visited-style-name="Index_20_Link">gpc_plot_spectrogram<text:tab/>19</text:a></text:p>
          <text:p text:style-name="P43"><text:a xlink:type="simple" xlink:href="#__RefHeading___Toc1730_366673816" text:style-name="Index_20_Link" text:visited-style-name="Index_20_Link">gpc_init_image<text:tab/>20</text:a></text:p>
          <text:p text:style-name="P43"><text:a xlink:type="simple" xlink:href="#__RefHeading___Toc1704_937965789" text:style-name="Index_20_Link" text:visited-style-name="Index_20_Link">gpc_plot_image<text:tab/>21</text:a></text:p>
          <text:p text:style-name="P43"><text:a xlink:type="simple" xlink:href="#__RefHeading___Toc1732_366673816" text:style-name="Index_20_Link" text:visited-style-name="Index_20_Link">gpc_init_polar<text:tab/>22</text:a></text:p>
          <text:p text:style-name="P43"><text:a xlink:type="simple" xlink:href="#__RefHeading___Toc1704_9379657891" text:style-name="Index_20_Link" text:visited-style-name="Index_20_Link">gpc_plot_polar<text:tab/>23</text:a></text:p>
          <text:p text:style-name="P43"><text:a xlink:type="simple" xlink:href="#__RefHeading___Toc1706_937965789" text:style-name="Index_20_Link" text:visited-style-name="Index_20_Link">gpc_close<text:tab/>24</text:a></text:p>
          <text:p text:style-name="P43"><text:a xlink:type="simple" xlink:href="#__RefHeading___Toc2262_2382190883" text:style-name="Index_20_Link" text:visited-style-name="Index_20_Link">gpc_plot_confusion_matrix<text:tab/>25</text:a></text:p>
          <text:p text:style-name="P43"><text:a xlink:type="simple" xlink:href="#__RefHeading___Toc2264_2382190883" text:style-name="Index_20_Link" text:visited-style-name="Index_20_Link">gpc_plot_confusion_matrix_percentage<text:tab/>26</text:a></text:p>
          <text:p text:style-name="P41"><text:a xlink:type="simple" xlink:href="#__RefHeading___Toc1710_937965789" text:style-name="Index_20_Link" text:visited-style-name="Index_20_Link">License<text:tab/>27</text:a></text:p>
        </text:index-body>
      </text:table-of-content>
      <text:p text:style-name="Normal"/>
      <text:p text:style-name="Normal"/>
      <text:h text:style-name="P49" text:outline-level="1"><text:bookmark-start text:name="_Toc461087430"/><text:bookmark-start text:name="__RefHeading___Toc1664_937965789"/>Gnuplot/C Introduction<text:bookmark-end text:name="_Toc461087430"/><text:bookmark-end text:name="__RefHeading___Toc1664_937965789"/></text:h>
      <text:p text:style-name="Normal"/>
      <text:p text:style-name="P23">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3">https://sourceforge.net/projects/gnuplotc/</text:span></text:a><text:span text:style-name="T13">.</text:span></text:p>
      <text:p text:style-name="P23"/>
      <text:p text:style-name="P46">The API is based on the original Numerix Host Library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text:p>
      <text:p text:style-name="P46"/>
      <text:p text:style-name="P46"><text:span text:style-name="T27">Gnuplot/C uses</text:span> the Gnuplot colors which can be found by performing the following command in Gnuplot :</text:p>
      <text:p text:style-name="P7">gnuplot&gt; show colornames</text:p>
      <text:p text:style-name="Normal"/>
      <text:p text:style-name="Normal">Note : please accept our apologies for mixing the spellings of the words colour and color in this library. It is for purely historical reasons that the original library and documentation used the <text:span text:style-name="T30">English </text:span>spelling colour <text:span text:style-name="T9">but Gnuplot uses color</text:span>.</text:p>
      <text:p text:style-name="Normal"/>
      <text:p text:style-name="Normal">Gnuplot/C supports multiple plots and multiple datasets (graphs) within a plot.</text:p>
      <text:p text:style-name="Normal"/>
      <text:p text:style-name="P28">The maximum number of graphs supported on a plot is <text:span text:style-name="T16">10</text:span>0 but this can be changed by modifying the <text:span text:style-name="Default_20_Paragraph_20_Font"><text:span text:style-name="T3">#define</text:span></text:span> <text:span text:style-name="Default_20_Paragraph_20_Font"><text:span text:style-name="T3">MAX_NUM_GRAPHS</text:span></text:span> in <text:span text:style-name="Default_20_Paragraph_20_Font"><text:span text:style-name="T3">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7">creating new graphs and then subsequently adding graphs to a plot are to use the following two modes</text:span> :</text:p>
      <text:p text:style-name="Normal"/>
      <text:p text:style-name="Normal"><text:s text:c="2"/><text:span text:style-name="Default_20_Paragraph_20_Font"><text:span text:style-name="T3">GPC_NEW</text:span></text:span> - Used to indicate the first graph in a plot</text:p>
      <text:p text:style-name="Normal"><text:s text:c="2"/><text:span text:style-name="Default_20_Paragraph_20_Font"><text:span text:style-name="T3">GPC_ADD</text:span></text:span> - Used to indicate subsequent graphs added to a plot</text:p>
      <text:p text:style-name="Normal"/>
      <text:p text:style-name="P29">If a graph contains existing plots then using <text:span text:style-name="Default_20_Paragraph_20_Font"><text:span text:style-name="T3">GPC_NEW</text:span></text:span> results in the existing graphs to be removed and replaced with the new graph.</text:p>
      <text:p text:style-name="P29"/>
      <text:p text:style-name="Normal">The original NHL graph types of <text:span text:style-name="Default_20_Paragraph_20_Font"><text:span text:style-name="T3">line</text:span></text:span>, <text:span text:style-name="Default_20_Paragraph_20_Font"><text:span text:style-name="T3">stem</text:span></text:span> and <text:span text:style-name="Default_20_Paragraph_20_Font"><text:span text:style-name="T3">point</text:span></text:span> are now replaced by the Gnuplot versions <text:span text:style-name="Default_20_Paragraph_20_Font"><text:span text:style-name="T3">“lines”</text:span></text:span> <text:span text:style-name="Default_20_Paragraph_20_Font"><text:span text:style-name="T3">“impulses”</text:span></text:span> and <text:span text:style-name="Default_20_Paragraph_20_Font"><text:span text:style-name="T3">“points”</text:span></text:span>. It is now possible to use any of the additional Gnuplot plot styles such as <text:span text:style-name="Default_20_Paragraph_20_Font"><text:span text:style-name="T3">“linespoints”</text:span></text:span> and <text:span text:style-name="Default_20_Paragraph_20_Font"><text:span text:style-name="T3">“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3">"points pt 7 ps 1.5",</text:span></text:span></text:p>
      <text:p text:style-name="P11"/>
      <text:p text:style-name="P11"/>
      <text:h text:style-name="P49" text:outline-level="1"><text:bookmark-start text:name="_Toc461087431"/><text:bookmark-start text:name="__RefHeading___Toc1666_937965789"/>Gnuplot/C Installation<text:bookmark-end text:name="_Toc461087431"/><text:bookmark-end text:name="__RefHeading___Toc1666_937965789"/></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Toc461087432"/><text:bookmark-start text:name="__RefHeading___Toc1668_937965789"/>Gnuplot Installation<text:bookmark-end text:name="_Toc461087432"/><text:bookmark-end text:name="__RefHeading___Toc1668_937965789"/></text:h>
      <text:p text:style-name="Normal"/>
      <text:h text:style-name="Heading_20_3" text:outline-level="3"><text:bookmark-start text:name="_Toc461087433"/><text:bookmark-start text:name="__RefHeading___Toc1670_937965789"/>Windows<text:bookmark-end text:name="_Toc461087433"/><text:bookmark-end text:name="__RefHeading___Toc1670_937965789"/></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Toc461087434"/><text:bookmark-start text:name="__RefHeading___Toc1672_937965789"/>MacOS<text:bookmark-end text:name="_Toc461087434"/><text:bookmark-end text:name="__RefHeading___Toc1672_937965789"/></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2">A</text:span>fter this I had to reboot MacOS to enable Gnuplot to recognize the new terminal types.</text:p>
      <text:p text:style-name="Normal"/>
      <text:p text:style-name="P22">Note : Some OSX installations may struggle with this installation procedure. Please refer to this blog entry for further details :</text:p>
      <text:p text:style-name="P22"><text:a xlink:type="simple" xlink:href="http://blog.numerix-dsp.com/2017/01/gnuplotc-on-mac.html" text:style-name="Internet_20_link" text:visited-style-name="Visited_20_Internet_20_Link">http://blog.numerix-dsp.com/2017/01/gnuplotc-on-mac.html</text:a></text:p>
      <text:p text:style-name="P22"/>
      <text:p text:style-name="Normal"/>
      <text:h text:style-name="Heading_20_3" text:outline-level="3"><text:bookmark-start text:name="_Toc461087435"/><text:bookmark-start text:name="__RefHeading___Toc1674_937965789"/>Linux<text:bookmark-end text:name="_Toc461087435"/><text:bookmark-end text:name="__RefHeading___Toc1674_937965789"/></text:h>
      <text:p text:style-name="Normal"/>
      <text:p text:style-name="Normal">Under Linux you need to install both Gnuplot and Gnuplot-X11 :</text:p>
      <text:p text:style-name="Normal"/>
      <text:p text:style-name="P7">sudo apt-get install gnuplot</text:p>
      <text:p text:style-name="P7">sudo apt-get install gnuplot-x11</text:p>
      <text:p text:style-name="Normal"/>
      <text:p text:style-name="Normal"/>
      <text:p text:style-name="Normal"/>
      <text:h text:style-name="P50" text:outline-level="2"><text:bookmark-start text:name="_Toc461087436"/><text:bookmark-start text:name="__RefHeading___Toc1676_937965789"/>Rebuilding the Library<text:bookmark-end text:name="_Toc461087436"/><text:bookmark-end text:name="__RefHeading___Toc1676_937965789"/></text:h>
      <text:p text:style-name="Normal"/>
      <text:p text:style-name="Normal">This library has been developed and tested using Microsoft 64 bit Visual C/C++ Express, GCC under Cygwin and GCC under Ubuntu v1<text:span text:style-name="T14">6</text:span>.</text:p>
      <text:p text:style-name="Normal"/>
      <text:p text:style-name="Normal">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o rebuild the library under Windows, using the Cygwin GCC compiler, you can use the following batch files :</text:p>
      <text:p text:style-name="Normal"/>
      <text:p text:style-name="P30"><text:tab/>gcc_win_buildlib.bat<text:tab/>- Release mode</text:p>
      <text:p text:style-name="P30"><text:tab/>gcc_win_buildlib<text:span text:style-name="T18">d</text:span>.bat<text:tab/>- Debug mode, enables Gnuplot debug output</text:p>
      <text:p text:style-name="P30"/>
      <text:p text:style-name="Normal">To rebuild the library under Linux you can use the following shell script files :</text:p>
      <text:p text:style-name="Normal"/>
      <text:p text:style-name="Normal"><text:tab/>makefile.lx<text:tab/>- Release mode</text:p>
      <text:p text:style-name="Normal"/>
      <text:p text:style-name="Normal">The functions are little more than parsers that output text values via pipes so this library can be used under any operating system to which Gnuplot is ported.</text:p>
      <text:p text:style-name="Normal"/>
      <text:p text:style-name="P2">IMPORTANT</text:p>
      <text:p text:style-name="Normal">AFTER INSTALLATION PLEASE ENSURE THAT THE LIBRARY <text:span text:style-name="T14">SRC DIRECTORY IS</text:span> INCLUDED IN THE COMPILER; LIBRARY AND INCLUDE PATHS.</text:p>
      <text:p text:style-name="Normal"/>
      <text:h text:style-name="Heading_20_2" text:outline-level="2"><text:bookmark-start text:name="_Toc461087437"/><text:bookmark-start text:name="__RefHeading___Toc1678_937965789"/>Building The Example Programs<text:bookmark-end text:name="_Toc461087437"/><text:bookmark-end text:name="__RefHeading___Toc1678_937965789"/></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12">To rebuild and execute the examples under Windows, using the Cygwin GCC compiler, you can use the following batch files :</text:p>
      <text:p text:style-name="P12"/>
      <text:p text:style-name="P12"><text:tab/>gbr.bat<text:tab/><text:tab/>- Release mode</text:p>
      <text:p text:style-name="P12"/>
      <text:p text:style-name="P12">To rebuild the <text:span text:style-name="T5">LinesAndPoints </text:span>example under <text:span text:style-name="T5">Linux, using the</text:span> GCC compiler, you can use the following <text:span text:style-name="T5">command</text:span> :</text:p>
      <text:p text:style-name="P12"/>
      <text:p text:style-name="P12"><text:tab/><text:span text:style-name="T5">gcc LinesAndPoints.c -I ../src -L ../src -l gnuplot_c -o LinesAndPoints</text:span></text:p>
      <text:p text:style-name="P12"/>
      <text:p text:style-name="P12"/>
      <text:h text:style-name="P50" text:outline-level="2"><text:bookmark-start text:name="_Toc461087438"/><text:bookmark-start text:name="__RefHeading___Toc1680_937965789"/>Modifying Gnuplot/C - Debug And Development<text:bookmark-end text:name="_Toc461087438"/><text:bookmark-end text:name="__RefHeading___Toc1680_937965789"/></text:h>
      <text:p text:style-name="Normal"/>
      <text:p text:style-name="Normal">By default the library pipes the text output from Gnuplot to <text:span text:style-name="Default_20_Paragraph_20_Font"><text:span text:style-name="T3">null</text:span></text:span> (<text:span text:style-name="Default_20_Paragraph_20_Font"><text:span text:style-name="T3">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3">#define GPC_DEBUG</text:span></text:span> in <text:span text:style-name="Default_20_Paragraph_20_Font"><text:span text:style-name="T3">gpcPlot.h</text:span></text:span> can be set to <text:span text:style-name="Default_20_Paragraph_20_Font"><text:span text:style-name="T3">‘1’</text:span></text:span> to enable command viewing or this can be defined on the compiler command line by using the following compiler option :</text:p>
      <text:p text:style-name="P7">-D "GPC_DEBUG=1"</text:p>
      <text:p text:style-name="Normal"/>
      <text:p text:style-name="Normal"/>
      <text:h text:style-name="Heading_20_2" text:outline-level="2"><text:bookmark-start text:name="_Toc461087439"/><text:bookmark-start text:name="__RefHeading___Toc1682_937965789"/>Gnuplot Usability Suggestions<text:bookmark-end text:name="_Toc461087439"/><text:bookmark-end text:name="__RefHeading___Toc1682_93796578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1" draw:name="Image1" text:anchor-type="paragraph" svg:x="0cm" svg:y="0cm" svg:width="9.797cm" svg:height="9.148cm" draw:z-index="1"><draw:image xlink:href="Pictures/10000000000002880000025DE228B6A8F605E76F.png" xlink:type="simple" xlink:show="embed" xlink:actuate="onLoad" draw:mime-type="image/png"/></draw:frame></text:p>
      <text:p text:style-name="Normal"/>
      <text:p text:style-name="Normal">Click OK to save this configuration.</text:p>
      <text:p text:style-name="Normal"/>
      <text:p text:style-name="Normal"/>
      <text:h text:style-name="P51" text:outline-level="3"><text:bookmark-start text:name="__RefHeading___Toc2196_3135816988"/>Gnuplot Terminal Types<text:bookmark-end text:name="__RefHeading___Toc2196_3135816988"/></text:h>
      <text:h text:style-name="Heading_20_3" text:outline-level="3"/>
      <text:p text:style-name="P31"/>
      <text:p text:style-name="P35"><text:span text:style-name="T20">When plotting data using Gnuplot/C y</text:span>ou may find that Gnuplot reports that the <text:span text:style-name="T20">chosen terminal</text:span> is an unknown terminal type. <text:span text:style-name="T19">Gnuplot/C uses the following terminal types :</text:span></text:p>
      <text:p text:style-name="P32"/>
      <table:table table:name="Table1" table:style-name="Table1">
        <table:table-column table:style-name="Table1.A"/>
        <table:table-column table:style-name="Table1.B"/>
        <table:table-row table:style-name="TableLine2503895957680">
          <table:table-cell table:style-name="Table1.A1" office:value-type="string">
            <text:p text:style-name="P45">Runtime/Compiler Environment</text:p>
          </table:table-cell>
          <table:table-cell table:style-name="Table1.B1" office:value-type="string">
            <text:p text:style-name="P45">Gnuplot Terminal Type</text:p>
          </table:table-cell>
        </table:table-row>
        <table:table-row table:style-name="TableLine2503895968336">
          <table:table-cell table:style-name="Table1.A2" office:value-type="string">
            <text:p text:style-name="P44">Windows (Microsoft Visual C/C++)</text:p>
          </table:table-cell>
          <table:table-cell table:style-name="Table1.B2" office:value-type="string">
            <text:p text:style-name="P44">wxt</text:p>
          </table:table-cell>
        </table:table-row>
        <table:table-row table:style-name="TableLine2503895969200">
          <table:table-cell table:style-name="Table1.A2" office:value-type="string">
            <text:p text:style-name="P44">Windows (Cygwin/GCC)</text:p>
          </table:table-cell>
          <table:table-cell table:style-name="Table1.B2" office:value-type="string">
            <text:p text:style-name="P44">qt</text:p>
          </table:table-cell>
        </table:table-row>
        <table:table-row table:style-name="TableLine2503895953360">
          <table:table-cell table:style-name="Table1.A2" office:value-type="string">
            <text:p text:style-name="P44">Linux/OSX</text:p>
          </table:table-cell>
          <table:table-cell table:style-name="Table1.B2" office:value-type="string">
            <text:p text:style-name="P44">wxt</text:p>
          </table:table-cell>
        </table:table-row>
      </table:table>
      <text:p text:style-name="P32"/>
      <text:p text:style-name="P33">If you wish to use a different combination then the Gnuplot terminal type can be modified by changing the <text:span text:style-name="T19">GPC_TERM </text:span>#define in the compiler specific section at the top of gnuplot_c.c file.</text:p>
      <text:p text:style-name="P32"/>
      <text:p text:style-name="P33">It is also possible to <text:span text:style-name="T20">install the wxWidgets v2.8 library and dependencies using the following commands.</text:span></text:p>
      <text:p text:style-name="P33"/>
      <text:p text:style-name="P34">Ubuntu Linux :</text:p>
      <text:p text:style-name="P10">sudo apt-get install libcairo2-dev libpango1.0-dev</text:p>
      <text:p text:style-name="P10">sudo add-apt-repository ppa:nilarimogard/webupd8</text:p>
      <text:p text:style-name="P10">sudo apt-get update</text:p>
      <text:p text:style-name="P10">sudo apt-get install python-wxgtk2.8</text:p>
      <text:p text:style-name="P34"/>
      <text:p text:style-name="P34">sudo add-apt-repository ppa:nilarimogard/webupd8</text:p>
      <text:p text:style-name="P34">sudo apt-get update</text:p>
      <text:p text:style-name="P34">sudo apt-get install python-wxgtk2.8</text:p>
      <text:p text:style-name="P34"/>
      <text:p text:style-name="P36"><text:span text:style-name="T21">Under OSX you should u</text:span>ninstall your current version of Gnuplot and then install the +wxt variant.</text:p>
      <text:p text:style-name="P31"><text:span text:style-name="Default_20_Paragraph_20_Font"><text:span text:style-name="T3">port variants gnuplot</text:span></text:span> to list available variants.</text:p>
      <text:p text:style-name="P9">sudo port install gnuplot +wxwidgets</text:p>
      <text:p text:style-name="P31"/>
      <text:p text:style-name="P31"/>
      <text:p text:style-name="Normal"/>
      <text:h text:style-name="P49" text:outline-level="1"><text:bookmark-start text:name="_Toc315431136"/><text:bookmark-start text:name="__RefHeading___Toc1684_937965789"/><text:bookmark-start text:name="_Toc340221468"/><text:bookmark-start text:name="_Toc461087440"/>Gnuplot/C Function Descriptions<text:bookmark-end text:name="_Toc315431136"/><text:bookmark-end text:name="__RefHeading___Toc1684_937965789"/><text:bookmark-end text:name="_Toc340221468"/><text:bookmark-end text:name="_Toc461087440"/></text:h>
      <text:p text:style-name="Normal"/>
      <text:p text:style-name="Normal"/>
      <text:p text:style-name="Normal"><text:bookmark text:name="Host"/></text:p>
      <text:h text:style-name="P52" text:outline-level="3"><text:bookmark-start text:name="_Toc461087441"/><text:bookmark-start text:name="__RefHeading___Toc1686_937965789"/>gpc_init_2d<text:bookmark-end text:name="_Toc461087441"/><text:bookmark-end text:name="__RefHeading___Toc1686_937965789"/></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27"><text:span text:style-name="T15">scalingMode</text:span> is either the maximum value on the Y axis or <text:span text:style-name="Default_20_Paragraph_20_Font"><text:span text:style-name="T3">GPC_AUTO_SCALE</text:span></text:span> which auto scales the Y axis.</text:p>
      <text:p text:style-name="Normal"/>
      <text:p text:style-name="Normal">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7" text:outline-level="3"><text:bookmark-start text:name="__RefHeading___Toc1874_582994521"/><text:bookmark-start text:name="_Toc4610874411"/>gpc_init_2d_logscalex<text:bookmark-end text:name="__RefHeading___Toc1874_582994521"/><text:bookmark-end text:name="_Toc4610874411"/></text:h>
      <text:p text:style-name="P18"/>
      <text:p text:style-name="P18">FUNCTION NAME</text:p>
      <text:p text:style-name="P18"><text:tab/><text:span text:style-name="T10">gpc_init_2d_logscalex</text:span></text:p>
      <text:p text:style-name="P18"/>
      <text:p text:style-name="P18"/>
      <text:p text:style-name="P18">FUNCTION PROTOTYPE AND PARAMETER DESCRIPTION</text:p>
      <text:p text:style-name="P18"/>
      <text:p text:style-name="P18">h_GPC_Plot *gpc_init_2d (const char *plotTitle,<text:tab/>Plot title</text:p>
      <text:p text:style-name="P18"><text:tab/>const char *xLabel,<text:tab/><text:tab/><text:tab/><text:tab/>X axis label</text:p>
      <text:p text:style-name="P18"><text:tab/>const char *yLabel,<text:tab/><text:tab/><text:tab/><text:tab/>Y axis label</text:p>
      <text:p text:style-name="P18"><text:tab/>const double scalingMode,<text:tab/><text:tab/><text:tab/>Scaling mode</text:p>
      <text:p text:style-name="P18"><text:tab/>const enum gpcPlotSignMode signMode,<text:tab/>Sign mode</text:p>
      <text:p text:style-name="P18"><text:tab/>const enum gpcKeyMode keyMode);<text:tab/><text:tab/>Legend / key mode</text:p>
      <text:p text:style-name="P18"/>
      <text:p text:style-name="P18"/>
      <text:p text:style-name="P18">FUNCTION DESCRIPTION</text:p>
      <text:p text:style-name="P18"/>
      <text:p text:style-name="P18">Initialize the 2D plot function and returns a handle to a new plot.</text:p>
      <text:p text:style-name="P18"/>
      <text:p text:style-name="P18"/>
      <text:p text:style-name="P18">NOTES ON USE</text:p>
      <text:p text:style-name="P18"/>
      <text:p text:style-name="P27"><text:span text:style-name="T15">scalingMode</text:span> is either the maximum value on the Y axis or <text:span text:style-name="Default_20_Paragraph_20_Font"><text:span text:style-name="T3">GPC_AUTO_SCALE</text:span></text:span> which auto scales the Y axis.</text:p>
      <text:p text:style-name="P18"/>
      <text:p text:style-name="P18">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18"/>
      <text:p text:style-name="P18">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h text:style-name="P48" text:outline-level="3"/>
      <text:h text:style-name="P53" text:outline-level="3"><text:bookmark-start text:name="_Toc461087442"/><text:bookmark-start text:name="__RefHeading___Toc1688_937965789"/>gpc_plot_2d<text:bookmark-end text:name="_Toc461087442"/><text:bookmark-end text:name="__RefHeading___Toc1688_937965789"/></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16"><text:tab/>const enum gpcNewAddGraphMode addMode);<text:tab/>Add / new mode</text:p>
      <text:p text:style-name="P17"/>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
      <text:p text:style-name="Normal"/>
      <text:p text:style-name="Normal"/>
      <text:p text:style-name="Normal"/>
      <text:h text:style-name="P58" text:outline-level="3"><text:bookmark-start text:name="__RefHeading___Toc2017_987171887"/><text:bookmark-start text:name="_Toc4610874412"/>gpc_init_2d_dual_plot<text:bookmark-end text:name="__RefHeading___Toc2017_987171887"/><text:bookmark-end text:name="_Toc4610874412"/></text:h>
      <text:p text:style-name="P24"/>
      <text:p text:style-name="P24">FUNCTION NAME</text:p>
      <text:p text:style-name="P24"><text:tab/><text:span text:style-name="T15">gpc_init_2d_dual_plot</text:span></text:p>
      <text:p text:style-name="P24"/>
      <text:p text:style-name="P24"/>
      <text:p text:style-name="P24">FUNCTION PROTOTYPE AND PARAMETER DESCRIPTION</text:p>
      <text:p text:style-name="P24"/>
      <text:p text:style-name="P25">h_GPC_Plot *gpc_init_2d_dual_plot (const char *plotTitle,<text:tab/><text:tab/>Plot title</text:p>
      <text:p text:style-name="P25"><text:tab/>const enum gpcKeyMode keyMode);<text:tab/><text:tab/><text:tab/>Legend / key mode</text:p>
      <text:p text:style-name="P24"/>
      <text:p text:style-name="P24"/>
      <text:p text:style-name="P24">FUNCTION DESCRIPTION</text:p>
      <text:p text:style-name="P24"/>
      <text:p text:style-name="P24">Initialize the 2D <text:span text:style-name="T15">dual </text:span>plot function and returns a handle to a new plot.</text:p>
      <text:p text:style-name="P24"/>
      <text:p text:style-name="P24"/>
      <text:p text:style-name="P24">NOTES ON USE</text:p>
      <text:p text:style-name="P24"/>
      <text:p text:style-name="P2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24"/>
      <text:h text:style-name="P58" text:outline-level="3"><text:bookmark-start text:name="__RefHeading___Toc1688_9379657891"/><text:bookmark-start text:name="_Toc4610874421"/>gpc_plot_2d_dual_plot<text:bookmark-end text:name="__RefHeading___Toc1688_9379657891"/><text:bookmark-end text:name="_Toc4610874421"/></text:h>
      <text:p text:style-name="P24"/>
      <text:p text:style-name="P24">FUNCTION NAME</text:p>
      <text:p text:style-name="P24"><text:tab/><text:span text:style-name="T15">gpc_plot_2d_dual_plot</text:span></text:p>
      <text:p text:style-name="P24"/>
      <text:p text:style-name="P24"/>
      <text:p text:style-name="P24">FUNCTION PROTOTYPE AND PARAMETER DESCRIPTION</text:p>
      <text:p text:style-name="P24"/>
      <text:p text:style-name="P25">int gpc_plot_2d_dual_plot (h_GPC_Plot *plotHandle,<text:tab/>Plot handle</text:p>
      <text:p text:style-name="P25"><text:tab/>const char *xLabel,<text:tab/><text:tab/><text:tab/><text:tab/><text:tab/>X axis label</text:p>
      <text:p text:style-name="P25"><text:tab/>const double xMin,<text:tab/><text:tab/><text:tab/><text:tab/><text:tab/>Minimum X value</text:p>
      <text:p text:style-name="P25"><text:tab/>const double xMax,<text:tab/><text:tab/><text:tab/><text:tab/><text:tab/>Maximum X value</text:p>
      <text:p text:style-name="P25"><text:tab/>const double *pData1,<text:tab/><text:tab/><text:tab/><text:tab/><text:tab/>Dataset #1 pointer</text:p>
      <text:p text:style-name="P25"><text:tab/>const char *pDataName1,<text:tab/><text:tab/><text:tab/><text:tab/>Dataset #1 title</text:p>
      <text:p text:style-name="P25"><text:tab/>const char *plotType1,<text:tab/><text:tab/><text:tab/><text:tab/>Dataset #1 Plot type - "lines", "points", "impulses", "linespoints"</text:p>
      <text:p text:style-name="P25"><text:tab/>const char *pColour1,<text:tab/><text:tab/><text:tab/><text:tab/><text:tab/>Dataset #1 Colour - Use gnuplot&gt; show colornames to see available colours</text:p>
      <text:p text:style-name="P25"><text:tab/>const char *yLabel1,<text:tab/><text:tab/><text:tab/><text:tab/><text:tab/>Dataset #1 Y axis label</text:p>
      <text:p text:style-name="P25"><text:tab/>const double scalingMode1,<text:tab/><text:tab/><text:tab/><text:tab/>Dataset #1 Scaling mode</text:p>
      <text:p text:style-name="P25"><text:tab/>const enum gpcPlotSignMode signMode1,<text:tab/><text:tab/>Dataset #1 Sign mode - signed, positive, negative</text:p>
      <text:p text:style-name="P25"><text:tab/>const double *pData2,<text:tab/><text:tab/><text:tab/><text:tab/><text:tab/>Dataset #2 pointer</text:p>
      <text:p text:style-name="P25"><text:tab/>const char *pDataName2,<text:tab/><text:tab/><text:tab/><text:tab/>Dataset #2 title</text:p>
      <text:p text:style-name="P25"><text:tab/>const char *plotType2,<text:tab/><text:tab/><text:tab/><text:tab/>Dataset #2 Plot type - "lines", "points", "impulses", "linespoints"</text:p>
      <text:p text:style-name="P25"><text:tab/>const char *pColour2,<text:tab/><text:tab/><text:tab/><text:tab/><text:tab/>Dataset #2 Colour - Use gnuplot&gt; show colornames to see available colours</text:p>
      <text:p text:style-name="P25"><text:tab/>const char *yLabel2,<text:tab/><text:tab/><text:tab/><text:tab/><text:tab/>Dataset #2 Y axis label</text:p>
      <text:p text:style-name="P25"><text:tab/>const double scalingMode2,<text:tab/><text:tab/><text:tab/><text:tab/>Dataset #2 Scaling mode</text:p>
      <text:p text:style-name="P25"><text:tab/>const enum gpcPlotSignMode signMode2,<text:tab/><text:tab/>Dataset #2 Sign mode - signed, positive, negative</text:p>
      <text:p text:style-name="P25"><text:tab/>const int graphLength);<text:tab/><text:tab/><text:tab/><text:tab/>Dataset lengths</text:p>
      <text:p text:style-name="P24"/>
      <text:p text:style-name="P24"/>
      <text:p text:style-name="P24">FUNCTION DESCRIPTION</text:p>
      <text:p text:style-name="P24"/>
      <text:p text:style-name="P24">Plots the dataset onto the 2D graph.</text:p>
      <text:p text:style-name="P24"/>
      <text:p text:style-name="P24"/>
      <text:p text:style-name="P24">NOTES ON USE</text:p>
      <text:p text:style-name="P24"/>
      <text:p text:style-name="P24">plotHandle is the plot created with the init function.</text:p>
      <text:p text:style-name="P24"/>
      <text:p text:style-name="P24">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P24"/>
      <text:p text:style-name="P24">pColour is a standard Gnuplot color string e.g. <text:span text:style-name="Default_20_Paragraph_20_Font"><text:span text:style-name="T3">“blue”</text:span></text:span>. Use gnuplot&gt; show colornames to see available colours.</text:p>
      <text:p text:style-name="P24"/>
      <text:p text:style-name="P26"><text:soft-page-break/><text:span text:style-name="T15">scalingMode</text:span> is either the maximum value on the Y axis or <text:span text:style-name="Default_20_Paragraph_20_Font"><text:span text:style-name="T3">GPC_AUTO_SCALE</text:span></text:span> which auto scales the Y axis.</text:p>
      <text:p text:style-name="P26"/>
      <text:p text:style-name="P26">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26"/>
      <text:p text:style-name="P26"/>
      <text:p text:style-name="P26"/>
      <text:p text:style-name="P24"/>
      <text:p text:style-name="P24"/>
      <text:p text:style-name="P24"/>
      <text:h text:style-name="P53" text:outline-level="3"><text:bookmark-start text:name="_Toc461087443"/><text:bookmark-start text:name="__RefHeading___Toc1690_937965789"/>gpc_init_xy<text:bookmark-end text:name="_Toc461087443"/><text:bookmark-end text:name="__RefHeading___Toc1690_937965789"/></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3" text:outline-level="3"><text:bookmark-start text:name="_Toc461087444"/><text:bookmark-start text:name="__RefHeading___Toc1692_937965789"/>gpc_plot_xy<text:bookmark-end text:name="_Toc461087444"/><text:bookmark-end text:name="__RefHeading___Toc1692_937965789"/></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p text:style-name="Normal"/>
      <text:h text:style-name="P53" text:outline-level="3"><text:bookmark-start text:name="_Toc461087445"/><text:bookmark-start text:name="__RefHeading___Toc1694_937965789"/>gpc_init_pz<text:bookmark-end text:name="_Toc461087445"/><text:bookmark-end text:name="__RefHeading___Toc1694_937965789"/></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3" text:outline-level="3"><text:bookmark-start text:name="_Toc461087446"/><text:bookmark-start text:name="__RefHeading___Toc1696_937965789"/>gpc_plot_pz<text:bookmark-end text:name="_Toc461087446"/><text:bookmark-end text:name="__RefHeading___Toc1696_937965789"/></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3">"GPC_COMPLEX_POLE"</text:span></text:span>, <text:span text:style-name="Default_20_Paragraph_20_Font"><text:span text:style-name="T3">"GPC_CONJUGATE_POLE"</text:span></text:span>, <text:span text:style-name="Default_20_Paragraph_20_Font"><text:span text:style-name="T3">"GPC_COMPLEX_ZERO"</text:span></text:span> or <text:span text:style-name="Default_20_Paragraph_20_Font"><text:span text:style-name="T3">"GPC_CONJUGATE_ZERO "</text:span></text:span> depending on what the data values represent.</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h text:style-name="P53" text:outline-level="3"><text:bookmark-start text:name="_Toc461087447"/><text:bookmark-start text:name="__RefHeading___Toc1698_937965789"/>gpc_init_spectrogram<text:bookmark-end text:name="_Toc461087447"/><text:bookmark-end text:name="__RefHeading___Toc1698_937965789"/></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Normal"/>
      <text:p text:style-name="P7">"set palette defined (0 'black', 1 'blue', 2 'red', 3 'yellow', 4 'whit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3" text:outline-level="3"><text:bookmark-start text:name="_Toc461087448"/><text:bookmark-start text:name="__RefHeading___Toc1700_937965789"/>gpc_plot_spectrogram<text:bookmark-end text:name="_Toc461087448"/><text:bookmark-end text:name="__RefHeading___Toc1700_937965789"/></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39">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3">GPC_END_PLOT</text:span></text:span>” to the function as the data array pointer. For example :</text:p>
      <text:p text:style-name="Normal"/>
      <text:p text:style-name="P7">gpc_plot_spectrogram (hSpectrogram, <text:s/>// Graph handle</text:p>
      <text:p text:style-name="P7"><text:s text:c="22"/>GPC_END_PLOT, <text:s/>// Dataset pointer</text:p>
      <text:p text:style-name="P7"><text:s text:c="21"/>“Plot Title”, <text:s text:c="2"/>// Dataset title</text:p>
      <text:p text:style-name="P7"><text:s text:c="22"/>X_MIN, <text:s text:c="8"/>// Minimum X value</text:p>
      <text:p text:style-name="P7"><text:s text:c="22"/>X_MAX); <text:s text:c="7"/>// Maximum X value</text:p>
      <text:p text:style-name="Normal"/>
      <text:p text:style-name="Normal"/>
      <text:p text:style-name="Normal"/>
      <text:p text:style-name="Normal"/>
      <text:h text:style-name="P54" text:outline-level="3"><text:bookmark-start text:name="_Toc461087449"/><text:bookmark-start text:name="__RefHeading___Toc1730_366673816"/>gpc_init_image<text:bookmark-end text:name="_Toc461087449"/><text:bookmark-end text:name="__RefHeading___Toc1730_366673816"/></text:h>
      <text:p text:style-name="P14"/>
      <text:p text:style-name="P14">FUNCTION NAME</text:p>
      <text:p text:style-name="P14"><text:tab/>gpc_init_image</text:p>
      <text:p text:style-name="P14"/>
      <text:p text:style-name="P14"/>
      <text:p text:style-name="P14">FUNCTION PROTOTYPE AND PARAMETER DESCRIPTION</text:p>
      <text:p text:style-name="P14"/>
      <text:p text:style-name="P14">h_GPC_Plot *gpc_init_image (char *plotTitle,<text:tab/><text:tab/>Plot title</text:p>
      <text:p text:style-name="P14"><text:tab/>const int xAxisLength,<text:tab/><text:tab/><text:tab/><text:tab/>X axis length</text:p>
      <text:p text:style-name="P14"><text:tab/>const int yAxisLength,<text:tab/><text:tab/><text:tab/><text:tab/>X axis length</text:p>
      <text:p text:style-name="P14"><text:tab/>const unsigned int zMin,<text:tab/><text:tab/><text:tab/><text:tab/>Minimum Z value</text:p>
      <text:p text:style-name="P14"><text:tab/>const unsigned int zMax,<text:tab/><text:tab/><text:tab/><text:tab/>Maximum Z value</text:p>
      <text:p text:style-name="P14"><text:tab/>const char *colourPalette,<text:tab/><text:tab/><text:tab/><text:tab/>Colour colourPalette</text:p>
      <text:p text:style-name="P14"><text:tab/>const enum gpcKeyMode keyMode);<text:tab/><text:tab/><text:tab/>Legend / key mode</text:p>
      <text:p text:style-name="P14"/>
      <text:p text:style-name="P14"/>
      <text:p text:style-name="P14">FUNCTION DESCRIPTION</text:p>
      <text:p text:style-name="P14"/>
      <text:p text:style-name="P14">Initialize the image plot function and returns a handle to a new plot.</text:p>
      <text:p text:style-name="P14"/>
      <text:p text:style-name="P14"/>
      <text:p text:style-name="P14">NOTES ON USE</text:p>
      <text:p text:style-name="P14"/>
      <text:p text:style-name="P14">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P14"/>
      <text:p text:style-name="P14">If zMin and zMax are both set to “<text:span text:style-name="Default_20_Paragraph_20_Font"><text:span text:style-name="T3">GPC_IMG_AUTO_SCALE</text:span></text:span>” then the image will autoscale the z axis values.</text:p>
      <text:p text:style-name="P14"/>
      <text:p text:style-name="P8">"set palette defined (0 'black', 1 'blue', 2 'red', 3 'yellow', 4 'white')"</text:p>
      <text:p text:style-name="P14"/>
      <text:p text:style-name="P1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14"/>
      <text:h text:style-name="P54" text:outline-level="3"><text:bookmark-start text:name="__RefHeading___Toc1704_937965789"/><text:bookmark-start text:name="_Toc461087450"/>gpc_plot_image<text:bookmark-end text:name="__RefHeading___Toc1704_937965789"/><text:bookmark-end text:name="_Toc461087450"/></text:h>
      <text:p text:style-name="P14"/>
      <text:p text:style-name="P14">FUNCTION NAME</text:p>
      <text:p text:style-name="P14"><text:tab/>gpc_plot_image</text:p>
      <text:p text:style-name="P14"/>
      <text:p text:style-name="P14"/>
      <text:p text:style-name="P14">FUNCTION PROTOTYPE AND PARAMETER DESCRIPTION</text:p>
      <text:p text:style-name="P14"/>
      <text:p text:style-name="P14">int gpc_plot_image (const h_GPC_Plot *plotHandle, <text:tab/>Plot handle</text:p>
      <text:p text:style-name="P14"><text:tab/>const unsigned char *pData,<text:tab/><text:tab/><text:tab/><text:tab/>Dataset pointer</text:p>
      <text:p text:style-name="P15">const char *pDataName);<text:tab/><text:tab/><text:tab/><text:tab/>Dataset title</text:p>
      <text:p text:style-name="P14"/>
      <text:p text:style-name="P14"/>
      <text:p text:style-name="P14">FUNCTION DESCRIPTION</text:p>
      <text:p text:style-name="P14"/>
      <text:p text:style-name="P14">Plots the dataset onto the image graph.</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4" text:outline-level="3"><text:bookmark-start text:name="_Toc4610874491"/><text:bookmark-start text:name="__RefHeading___Toc1732_366673816"/>gpc_init_<text:bookmark-end text:name="_Toc4610874491"/><text:span text:style-name="T6">polar</text:span><text:bookmark-end text:name="__RefHeading___Toc1732_366673816"/></text:h>
      <text:p text:style-name="P14"/>
      <text:p text:style-name="P14">FUNCTION NAME</text:p>
      <text:p text:style-name="P14"><text:tab/>gpc_init_<text:span text:style-name="T6">polar</text:span></text:p>
      <text:p text:style-name="P14"/>
      <text:p text:style-name="P14"/>
      <text:p text:style-name="P14">FUNCTION PROTOTYPE AND PARAMETER DESCRIPTION</text:p>
      <text:p text:style-name="P14"/>
      <text:p text:style-name="P16">h_GPC_Plot *gpc_init_polar (const char *plotTitle,<text:tab/><text:tab/>Plot title</text:p>
      <text:p text:style-name="P16"><text:tab/>const double gMin,<text:tab/><text:tab/><text:tab/><text:tab/><text:tab/>Minimum gain value</text:p>
      <text:p text:style-name="P16"><text:tab/>const double gMax,<text:tab/><text:tab/><text:tab/><text:tab/><text:tab/>Maximum gain value</text:p>
      <text:p text:style-name="P16"><text:tab/>const enum gpcKeyMode keyMode);<text:tab/><text:tab/><text:tab/>Legend / key mode</text:p>
      <text:p text:style-name="P14"/>
      <text:p text:style-name="P14"/>
      <text:p text:style-name="P14">FUNCTION DESCRIPTION</text:p>
      <text:p text:style-name="P14"/>
      <text:p text:style-name="P14">Initialize the <text:span text:style-name="T7">polar</text:span> plot function and returns a handle to a new plot.</text:p>
      <text:p text:style-name="P14"/>
      <text:p text:style-name="P14"/>
      <text:p text:style-name="P14">NOTES ON USE</text:p>
      <text:p text:style-name="P14"/>
      <text:p text:style-name="P14"/>
      <text:p text:style-name="P14"/>
      <text:h text:style-name="P54" text:outline-level="3"><text:bookmark-start text:name="__RefHeading___Toc1704_9379657891"/><text:bookmark-start text:name="_Toc4610874501"/>gpc_plot_<text:bookmark-end text:name="_Toc4610874501"/><text:span text:style-name="T7">polar</text:span><text:bookmark-end text:name="__RefHeading___Toc1704_9379657891"/></text:h>
      <text:p text:style-name="P14"/>
      <text:p text:style-name="P14">FUNCTION NAME</text:p>
      <text:p text:style-name="P14"><text:tab/>gpc_plot_<text:span text:style-name="T7">polar</text:span></text:p>
      <text:p text:style-name="P14"/>
      <text:p text:style-name="P14"/>
      <text:p text:style-name="P14">FUNCTION PROTOTYPE AND PARAMETER DESCRIPTION</text:p>
      <text:p text:style-name="P14"/>
      <text:p text:style-name="P16">int gpc_plot_polar (h_GPC_Plot *plotHandle,<text:tab/><text:tab/>Plot handle</text:p>
      <text:p text:style-name="P16"><text:tab/>const double *pAngles,<text:tab/><text:tab/><text:tab/><text:tab/>Angles dataset pointer</text:p>
      <text:p text:style-name="P16"><text:tab/>const double *pGains,<text:tab/><text:tab/><text:tab/><text:tab/><text:tab/>Gains dataset pointer</text:p>
      <text:p text:style-name="P16"><text:tab/>const int graphLength,<text:tab/><text:tab/><text:tab/><text:tab/>Dataset length</text:p>
      <text:p text:style-name="P16"><text:tab/>const char *pDataName,<text:tab/><text:tab/><text:tab/><text:tab/>Dataset title</text:p>
      <text:p text:style-name="P16"><text:tab/>const char *plotType,<text:tab/><text:tab/><text:tab/><text:tab/><text:tab/>Plot type</text:p>
      <text:p text:style-name="P16"><text:tab/>const char *pColour,<text:tab/><text:tab/><text:tab/><text:tab/><text:tab/>Colour</text:p>
      <text:p text:style-name="P16"><text:tab/>const enum gpcNewAddGraphMode addMode);<text:tab/>Add / new mode</text:p>
      <text:p text:style-name="P14"/>
      <text:p text:style-name="P14"/>
      <text:p text:style-name="P14">FUNCTION DESCRIPTION</text:p>
      <text:p text:style-name="P14"/>
      <text:p text:style-name="P14">Plots the dataset onto the <text:span text:style-name="T8">polar plot</text:span>.</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3" text:outline-level="3"><text:bookmark-start text:name="_Toc461087451"/><text:bookmark-start text:name="__RefHeading___Toc1706_937965789"/>gpc_close<text:bookmark-end text:name="_Toc461087451"/><text:bookmark-end text:name="__RefHeading___Toc1706_937965789"/></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55" text:outline-level="3"><text:bookmark-start text:name="_Toc4610874511"/><text:bookmark-start text:name="__RefHeading___Toc2262_2382190883"/>gpc_plot_confusion_matrix<text:bookmark-end text:name="_Toc4610874511"/><text:bookmark-end text:name="__RefHeading___Toc2262_2382190883"/></text:h>
      <text:p text:style-name="P37"/>
      <text:p text:style-name="P37">FUNCTION NAME</text:p>
      <text:p text:style-name="P38"><text:tab/> gpc_plot_confusion_matrix</text:p>
      <text:p text:style-name="P37"/>
      <text:p text:style-name="P37"/>
      <text:p text:style-name="P37">FUNCTION PROTOTYPE AND PARAMETER DESCRIPTION</text:p>
      <text:p text:style-name="P37"/>
      <text:p text:style-name="P37">h_GPC_Plot *gpc_plot_confusion_matrix (const double *,<text:tab/>Pointer to source data</text:p>
      <text:p text:style-name="P37"><text:tab/>const double,<text:tab/><text:tab/><text:tab/>Maximum value to scale matrix colourization</text:p>
      <text:p text:style-name="P37"><text:tab/>const int);<text:tab/><text:tab/><text:tab/>Number of categories</text:p>
      <text:p text:style-name="P37"/>
      <text:p text:style-name="P37"/>
      <text:p text:style-name="P37">FUNCTION DESCRIPTION</text:p>
      <text:p text:style-name="P37"/>
      <text:p text:style-name="P37"><text:span text:style-name="T29">Creates and p</text:span>lots <text:span text:style-name="T24">confusion matrix typically used in neural networks</text:span>.</text:p>
      <text:p text:style-name="P37"/>
      <text:p text:style-name="P37"/>
      <text:p text:style-name="P37">NOTES ON USE</text:p>
      <text:p text:style-name="P37"/>
      <text:p text:style-name="P37"><text:span text:style-name="T24">The maximum scale value is typically either the total number of samples classified or the maximum value </text:span><text:span text:style-name="T25">of all the</text:span><text:span text:style-name="T24"> categor</text:span><text:span text:style-name="T25">ies</text:span><text:span text:style-name="T24">.</text:span></text:p>
      <text:p text:style-name="P37"/>
      <text:p text:style-name="P37"/>
      <text:h text:style-name="P56" text:outline-level="3"><text:bookmark-start text:name="_Toc46108745111"/><text:bookmark-start text:name="__RefHeading___Toc2264_2382190883"/>gpc_plot_confusion_matrix_percentage<text:bookmark-end text:name="_Toc46108745111"/><text:bookmark-end text:name="__RefHeading___Toc2264_2382190883"/></text:h>
      <text:p text:style-name="P38"/>
      <text:p text:style-name="P38">FUNCTION NAME</text:p>
      <text:p text:style-name="P38"><text:tab/>gpc_plot_confusion_matrix_percentage</text:p>
      <text:p text:style-name="P38"/>
      <text:p text:style-name="P38"/>
      <text:p text:style-name="P38">FUNCTION PROTOTYPE AND PARAMETER DESCRIPTION</text:p>
      <text:p text:style-name="P38"/>
      <text:p text:style-name="P38">h_GPC_Plot *gpc_plot_confusion_matrix_percentage (const double *,<text:tab/>Pointer to source data</text:p>
      <text:p text:style-name="P38"><text:tab/>const int);<text:tab/><text:tab/><text:tab/>Number of categories</text:p>
      <text:p text:style-name="P38"/>
      <text:p text:style-name="P38"/>
      <text:p text:style-name="P38">FUNCTION DESCRIPTION</text:p>
      <text:p text:style-name="P38"/>
      <text:p text:style-name="P38"><text:span text:style-name="T29">Creates and p</text:span>lots <text:span text:style-name="T24">confusion matrix typically used in neural networks, </text:span><text:span text:style-name="T26">with the results plotted as percentages.</text:span></text:p>
      <text:p text:style-name="P38"/>
      <text:p text:style-name="P38"/>
      <text:p text:style-name="P38">NOTES ON USE</text:p>
      <text:p text:style-name="P38"/>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hyphenation-ladder-count="no-limit" fo:padding-left="0cm" fo:padding-right="0cm" fo:padding-top="0cm" fo:padding-bottom="0.035cm" fo:border-left="none" fo:border-right="none" fo:border-top="none" fo:border-bottom="0.74pt solid #000000" style:shadow="none"/>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style:font-name="Times New Roman" fo:font-family="'Times New Roman'" style:font-family-generic="roman" style:font-pitch="variable"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Arial" fo:font-family="Arial" style:font-family-generic="swiss" style:font-pitch="variable"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text-align="justify" style:justify-single-word="false" fo:keep-together="always" fo:hyphenation-ladder-count="no-limit"/>
      <style:text-properties style:font-name="Times" fo:font-family="Times" style:font-family-generic="roman" style:font-pitch="variable" fo:font-size="12pt" style:font-size-asian="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paragraph-properties fo:margin-left="1.058cm" fo:margin-right="0cm" fo:text-align="start" style:justify-single-word="false"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paragraph-properties fo:margin-left="1.411cm" fo:margin-right="0cm" fo:text-align="start" style:justify-single-word="false"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paragraph-properties fo:margin-left="1.764cm" fo:margin-right="0cm" fo:text-align="start" style:justify-single-word="false"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paragraph-properties fo:margin-left="2.117cm" fo:margin-right="0cm" fo:text-align="start" style:justify-single-word="false"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paragraph-properties fo:margin-left="2.469cm" fo:margin-right="0cm" fo:text-align="start" style:justify-single-word="false"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paragraph-properties fo:margin-left="2.822cm" fo:margin-right="0cm" fo:text-align="start" style:justify-single-word="false" fo:hyphenation-ladder-count="no-limit" fo:text-indent="0cm" style:auto-text-indent="false">
        <style:tab-stops>
          <style:tab-stop style:position="11.829cm" style:type="right"/>
        </style:tab-stops>
      </style:paragraph-properties>
      <style:text-properties fo:hyphenate="false" loext:hyphenation-no-caps="false"/>
    </style:style>
    <style:style style:name="TOC_20_3" style:display-name="TOC 3" style:family="paragraph" style:parent-style-name="Normal" style:next-style-name="Normal">
      <style:paragraph-properties fo:margin-left="0.706cm" fo:margin-right="0cm" fo:text-align="start" style:justify-single-word="false"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paragraph-properties fo:margin-left="0.353cm" fo:margin-right="0cm" fo:margin-top="0.423cm" fo:margin-bottom="0cm" style:contextual-spacing="false" fo:text-align="start" style:justify-single-word="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paragraph-properties fo:margin-top="0.635cm" fo:margin-bottom="0cm" style:contextual-spacing="false" fo:text-align="start" style:justify-single-word="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tab-stop style:position="13.804cm" style:type="right" style:leader-style="dotted" style:leader-text="."/>
        </style:tab-stops>
      </style:paragraph-properties>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hyphenation-ladder-count="no-limit" fo:text-indent="0.37cm" style:auto-text-indent="false"/>
      <style:text-properties fo:hyphenate="false" loext:hyphenation-no-caps="false"/>
    </style:style>
    <style:style style:name="Body_20_Text_20_Indent" style:display-name="Body Text Indent"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cm" fo:margin-right="0cm" fo:hyphenation-ladder-count="no-limit" fo:text-indent="0.37cm" style:auto-text-indent="false"/>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size-complex="12pt" fo:hyphenate="false" loext:hyphenation-no-caps="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26</text:page-number></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23-06-18T12:52:23.711000000</dc:date>
    <meta:editing-cycles>63</meta:editing-cycles>
    <meta:editing-duration>PT1H50M56S</meta:editing-duration>
    <meta:document-statistic meta:table-count="1" meta:image-count="2" meta:object-count="0" meta:page-count="26" meta:paragraph-count="415" meta:word-count="3141" meta:character-count="21447" meta:non-whitespace-character-count="18181"/>
    <meta:template xlink:type="simple" xlink:actuate="onRequest" xlink:title="" xlink:href="SL_REF.DOT"/>
  </office:meta>
</office:document-meta>
</file>